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рий Сергеевич Дружинин</meta:initial-creator>
    <meta:creation-date>2023-02-25T12:57:44.9841076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3.2$Linux_X86_64 LibreOffice_project/40$Build-2</meta:generator>
  </office:meta>
</office:document-meta>
</file>